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top="0.101cm" fo:margin-bottom="0cm" loext:contextual-spacing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4"/>
    <style:style style:name="P8" style:family="paragraph" style:parent-style-name="List_20_Paragraph" style:list-style-name="WWNum5"/>
    <style:style style:name="P9" style:family="paragraph" style:parent-style-name="List_20_Paragraph" style:list-style-name="WWNum6"/>
    <style:style style:name="P10" style:family="paragraph" style:parent-style-name="List_20_Paragraph" style:list-style-name="WWNum7"/>
    <style:style style:name="P11" style:family="paragraph" style:parent-style-name="List_20_Paragraph" style:list-style-name="WWNum8"/>
    <style:style style:name="P12" style:family="paragraph" style:parent-style-name="List_20_Paragraph" style:list-style-name="WWNum10"/>
    <style:style style:name="P13" style:family="paragraph" style:parent-style-name="List_20_Paragraph" style:list-style-name="WWNum11"/>
    <style:style style:name="P14" style:family="paragraph" style:parent-style-name="List_20_Paragraph" style:list-style-name="WWNum12"/>
    <style:style style:name="P15" style:family="paragraph" style:parent-style-name="List_20_Paragraph" style:list-style-name="WWNum13"/>
    <style:style style:name="P16" style:family="paragraph" style:parent-style-name="List_20_Paragraph" style:list-style-name="WWNum14"/>
    <style:style style:name="P17" style:family="paragraph" style:parent-style-name="List_20_Paragraph" style:list-style-name="WWNum15"/>
    <style:style style:name="P18" style:family="paragraph" style:parent-style-name="List_20_Paragraph" style:list-style-name="WWNum16"/>
    <style:style style:name="P19" style:family="paragraph" style:parent-style-name="List_20_Paragraph" style:list-style-name="WWNum17"/>
    <style:style style:name="P20" style:family="paragraph" style:parent-style-name="List_20_Paragraph" style:list-style-name="WWNum18"/>
    <style:style style:name="P21" style:family="paragraph" style:parent-style-name="List_20_Paragraph" style:list-style-name="WWNum19"/>
    <style:style style:name="P22" style:family="paragraph" style:parent-style-name="List_20_Paragraph" style:list-style-name="WWNum20"/>
    <style:style style:name="P23" style:family="paragraph" style:parent-style-name="List_20_Paragraph" style:list-style-name="WWNum22"/>
    <style:style style:name="P24" style:family="paragraph" style:parent-style-name="List_20_Paragraph" style:list-style-name="WWNum23"/>
    <style:style style:name="P25" style:family="paragraph" style:parent-style-name="List_20_Paragraph" style:list-style-name="WWNum24"/>
    <style:style style:name="P26" style:family="paragraph" style:parent-style-name="List_20_Paragraph" style:list-style-name="WWNum25"/>
    <style:style style:name="P27" style:family="paragraph" style:parent-style-name="List_20_Paragraph" style:list-style-name="WWNum26"/>
    <style:style style:name="P28" style:family="paragraph" style:parent-style-name="List_20_Paragraph" style:list-style-name="WWNum27"/>
    <style:style style:name="P29" style:family="paragraph" style:parent-style-name="List_20_Paragraph" style:list-style-name="WWNum28"/>
    <style:style style:name="P30" style:family="paragraph" style:parent-style-name="List_20_Paragraph" style:list-style-name="WWNum29"/>
    <style:style style:name="P31" style:family="paragraph" style:parent-style-name="List_20_Paragraph" style:list-style-name="WWNum30"/>
    <style:style style:name="P32" style:family="paragraph" style:parent-style-name="List_20_Paragraph" style:list-style-name="WWNum31"/>
    <style:style style:name="P33" style:family="paragraph" style:parent-style-name="List_20_Paragraph" style:list-style-name="WWNum32"/>
    <style:style style:name="P34" style:family="paragraph" style:parent-style-name="List_20_Paragraph" style:list-style-name="WWNum33"/>
    <style:style style:name="P35" style:family="paragraph" style:parent-style-name="List_20_Paragraph" style:list-style-name="WWNum34"/>
    <style:style style:name="P36" style:family="paragraph" style:parent-style-name="List_20_Paragraph" style:list-style-name="WWNum35"/>
    <style:style style:name="P37" style:family="paragraph" style:parent-style-name="List_20_Paragraph" style:list-style-name="WWNum36"/>
    <style:style style:name="P38" style:family="paragraph" style:parent-style-name="List_20_Paragraph" style:list-style-name="WWNum37"/>
    <style:style style:name="P39" style:family="paragraph" style:parent-style-name="List_20_Paragraph" style:list-style-name="WWNum38"/>
    <style:style style:name="P40" style:family="paragraph" style:parent-style-name="List_20_Paragraph" style:list-style-name="WWNum39"/>
    <style:style style:name="P41" style:family="paragraph" style:parent-style-name="List_20_Paragraph" style:list-style-name="WWNum40"/>
    <style:style style:name="P42" style:family="paragraph" style:parent-style-name="List_20_Paragraph" style:list-style-name="WWNum44"/>
    <style:style style:name="P43" style:family="paragraph" style:parent-style-name="List_20_Paragraph" style:list-style-name="WWNum45"/>
    <style:style style:name="P44" style:family="paragraph" style:parent-style-name="List_20_Paragraph" style:list-style-name="WWNum46"/>
    <style:style style:name="P45" style:family="paragraph" style:parent-style-name="List_20_Paragraph" style:list-style-name="WWNum47"/>
    <style:style style:name="P46" style:family="paragraph" style:parent-style-name="List_20_Paragraph"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super 58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inciples and practice of gel electrophoresis</text:span><text:span text:style-name="T3"> (polyacrylamide)</text:span></text:p>
      <text:p text:style-name="Standard"><text:span text:style-name="T2">Quiz Questions</text:span></text:p>
      <text:list xml:id="list3351499077" text:style-name="WWNum1">
        <text:list-item>
          <text:p text:style-name="P4"><text:span text:style-name="T3">Gel electrophoresis separates molecules based on size, charge and shape </text:span></text:p>
        </text:list-item>
        <text:list-item>
          <text:p text:style-name="P4"><text:span text:style-name="T3">When travelling through agarose gel, larger molecules will migrate slower than smaller products </text:span></text:p>
        </text:list-item>
        <text:list-item>
          <text:p text:style-name="P4"><text:span text:style-name="T3">DNA has a net negative charge -&gt; travels from the cathode to the anode </text:span></text:p>
        </text:list-item>
        <text:list-item>
          <text:p text:style-name="P4"><text:span text:style-name="T3">Size of the molecular product is determined by the standard molecular weight ladder </text:span></text:p>
        </text:list-item>
        <text:list-item>
          <text:p text:style-name="P4"><text:span text:style-name="T3">Buffers utilised instead of water due to the electrolytes, electrically coupling electrodes and migratory biomolecules </text:span></text:p>
        </text:list-item>
      </text:list>
      <text:p text:style-name="Standard"><text:span text:style-name="T2">Polyacrylamide gel basics</text:span></text:p>
      <text:list xml:id="list4021984440" text:style-name="WWNum2">
        <text:list-item>
          <text:p text:style-name="P5"><text:span text:style-name="T3">Tougher than agarose gels </text:span></text:p>
        </text:list-item>
        <text:list-item>
          <text:p text:style-name="P5"><text:span text:style-name="T3">Very fluid in nature hence preparation occurs between glass/plastic slides for vertical electrophoresis </text:span></text:p>
        </text:list-item>
        <text:list-item>
          <text:p text:style-name="P5"><text:span text:style-name="T3">Acrylamide monomers link covalently link forming long chains (polymers)</text:span></text:p>
        </text:list-item>
        <text:list-item>
          <text:p text:style-name="P5"><text:span text:style-name="T3">Polymers covalently linked to other chains with cross linkers </text:span></text:p>
        </text:list-item>
        <text:list-item>
          <text:p text:style-name="P5"><text:span text:style-name="T3">Gelation a chemical process -&gt; cannot heat up to reform liquid </text:span></text:p>
        </text:list-item>
      </text:list>
      <text:p text:style-name="Standard"><text:span text:style-name="T2">Major advantages of polyacrylamide gel</text:span></text:p>
      <text:list xml:id="list2531520412" text:style-name="WWNum3">
        <text:list-item>
          <text:p text:style-name="P6"><text:span text:style-name="T3">Smaller pores than agarose therefore have a higher degree of resolving power </text:span></text:p>
        </text:list-item>
        <text:list-item>
          <text:p text:style-name="P6"><text:span text:style-name="T3">Resolving power allows separation of DNA fragments differing by a single nucleotide </text:span></text:p>
        </text:list-item>
        <text:list-item>
          <text:p text:style-name="P6"><text:span text:style-name="T3">Can be utilised for both DNA and proteins </text:span></text:p>
        </text:list-item>
        <text:list-item>
          <text:p text:style-name="P6"><text:span text:style-name="T3">Polyacrylamide also chemically inert, ensures no reaction with any biomolecules </text:span></text:p>
        </text:list-item>
        <text:list-item>
          <text:p text:style-name="P6"><text:span text:style-name="T3">Completely transparent therefore the visualization is very good </text:span></text:p>
        </text:list-item>
      </text:list>
      <text:p text:style-name="Standard"><text:span text:style-name="T2">Rod or slab gels</text:span></text:p>
      <text:list xml:id="list1918075155" text:style-name="WWNum4">
        <text:list-item>
          <text:p text:style-name="P7"><text:span text:style-name="T3">Flat slab gels formed between glass plates -&gt; utilised for vertical electrophoresis </text:span></text:p>
        </text:list-item>
        <text:list-item>
          <text:p text:style-name="P7"><text:span text:style-name="T3">Rod gels made in narrow bore tubes </text:span></text:p>
        </text:list-item>
        <text:list-item>
          <text:p text:style-name="P7"><text:span text:style-name="T3">Slabs save time -&gt; 25 samples can be separated under identical conditions </text:span></text:p>
        </text:list-item>
        <text:list-item>
          <text:p text:style-name="P7"><text:span text:style-name="T3">Rod gels allow for electrophoresis of only a single sample </text:span></text:p>
        </text:list-item>
      </text:list>
      <text:p text:style-name="Standard"><text:span text:style-name="T2">Protein electrophoresis </text:span></text:p>
      <text:p text:style-name="Standard"><text:span text:style-name="T4">General Characteristics</text:span></text:p>
      <text:list xml:id="list4053583530" text:style-name="WWNum5">
        <text:list-item>
          <text:p text:style-name="P8"><text:span text:style-name="T3">Proteins separated based on molecular weight </text:span></text:p>
        </text:list-item>
        <text:list-item>
          <text:p text:style-name="P8"><text:span text:style-name="T3">Allows us to characterize proteins, quantify concentrations, determine the sample purity (i.e. how many bands present), compare proteins from different sources (proteins in human serum vs horse serum) </text:span></text:p>
        </text:list-item>
        <text:list-item>
          <text:p text:style-name="P8"><text:span text:style-name="T3">Protein electrophoresis is also a step in the western blot (discussed later)</text:span></text:p>
        </text:list-item>
        <text:list-item>
          <text:p text:style-name="P8"><text:span text:style-name="T3">Unlike DNA, proteins don’t have constant size to charge ratio -&gt; both positive and negative regions </text:span></text:p>
        </text:list-item>
        <text:list-item>
          <text:p text:style-name="P8"><text:span text:style-name="T3">For proteins particularly we assess non-dissociating (native PAGE) or dissociating electrophoresis (SDS-PAGE)</text:span></text:p>
        </text:list-item>
      </text:list>
      <text:p text:style-name="Standard"><text:span text:style-name="T4">Native/non-dissociating electrophoresis </text:span></text:p>
      <text:list xml:id="list1281378994" text:style-name="WWNum6">
        <text:list-item>
          <text:p text:style-name="P9"><text:span text:style-name="T3">No detergent utilised, ensures proteins remained in their natural state </text:span></text:p>
        </text:list-item>
        <text:list-item>
          <text:p text:style-name="P9"><text:span text:style-name="T3">Proteins remain in their native/folded state </text:span></text:p>
        </text:list-item>
        <text:list-item>
          <text:p text:style-name="P9"><text:span text:style-name="T3">Native Page -&gt; separates folded proteins, proteins-protein and protein-ligand complexes by: size, charge and shape </text:span></text:p>
        </text:list-item>
        <text:list-item>
          <text:p text:style-name="P9"><text:span text:style-name="T3">Native page doesn’t provide direct measurement of molecular weight, technique provides useful information such as;</text:span></text:p>
        </text:list-item>
      </text:list>
      <text:list xml:id="list1998695692" text:style-name="WWNum7">
        <text:list-item>
          <text:p text:style-name="P10"><text:span text:style-name="T3">Protein charge (not seen in SDS page) </text:span></text:p>
        </text:list-item>
        <text:list-item>
          <text:p text:style-name="P10"><text:span text:style-name="T3">Subunit composition (degree of folding for example) </text:span></text:p>
        </text:list-item>
      </text:list>
      <text:list xml:id="list1896355533" text:style-name="WWNum8">
        <text:list-item>
          <text:p text:style-name="P11"><text:span text:style-name="T3">Native page can also separate proteins of identical molecular weight -&gt; cannot be done in SDS Page </text:span></text:p>
        </text:list-item>
        <text:list-item>
          <text:p text:style-name="P11"><text:span text:style-name="T3">Separation of proteins of identical molecular weight -&gt; based on molecular shape (globular or fibrous)</text:span></text:p>
        </text:list-item>
      </text:list>
      <text:p text:style-name="Standard"><text:span text:style-name="T4">SDS PAGE</text:span></text:p>
      <text:list xml:id="list122013328676772" text:continue-numbering="true" text:style-name="WWNum8">
        <text:list-item>
          <text:p text:style-name="P11"><text:span text:style-name="T3">SDS = sodium dodecyl sulphate</text:span></text:p>
        </text:list-item>
        <text:list-item>
          <text:p text:style-name="P11"><text:span text:style-name="T3">The purpose of the method is to separate proteins solely based on size and no other physical features</text:span></text:p>
        </text:list-item>
        <text:list-item>
          <text:p text:style-name="P11"><text:soft-page-break/><text:span text:style-name="T3">All proteins essentially negatively charge -&gt; the charge is now a function of protein size hence size = major separation factor</text:span></text:p>
        </text:list-item>
        <text:list-item>
          <text:p text:style-name="P11"><text:span text:style-name="T3">Recall the SDS is negatively charged an initially utilised to chelate Mg2+ stopping the function of DNAase</text:span></text:p>
        </text:list-item>
      </text:list>
      <text:p text:style-name="P1"/>
      <text:p text:style-name="Standard"><text:span text:style-name="T2">In depth assessment of SDS-PAGE</text:span></text:p>
      <text:list xml:id="list900750262" text:style-name="WWNum10">
        <text:list-item>
          <text:p text:style-name="P12"><text:span text:style-name="T3">Understand two halves -&gt; SDS and then PAGE</text:span></text:p>
        </text:list-item>
      </text:list>
      <text:p text:style-name="Standard"><text:span text:style-name="T4">SDS -&gt; sodium dodecyl sulphate</text:span></text:p>
      <text:list xml:id="list122014735418470" text:continue-numbering="true" text:style-name="WWNum10">
        <text:list-item>
          <text:p text:style-name="P12"><text:span text:style-name="T3">SDS is a detergent -&gt; it is amphipathic</text:span></text:p>
        </text:list-item>
        <text:list-item>
          <text:p text:style-name="P12"><text:span text:style-name="T3">Amphipathic -&gt; the detergent has both polar + non-polar regions disturbing aqueous polarity around other amphipathic structures</text:span></text:p>
        </text:list-item>
        <text:list-item>
          <text:p text:style-name="P12"><text:span text:style-name="T3">Detergents therefore degrade cell membranes </text:span></text:p>
        </text:list-item>
        <text:list-item>
          <text:p text:style-name="P12"><text:span text:style-name="T3">SDS negatively charged -&gt; strong enough to solubilize cell membranes + proteins </text:span></text:p>
        </text:list-item>
        <text:list-item>
          <text:p text:style-name="P12"><text:span text:style-name="T3">Solubilize = break down the structure </text:span></text:p>
        </text:list-item>
        <text:list-item>
          <text:p text:style-name="P12"><text:span text:style-name="T3">Proteins treated with SDS -&gt; covered with many negative charges -&gt; proteins will be completely negative essentially </text:span></text:p>
        </text:list-item>
        <text:list-item>
          <text:p text:style-name="P12"><text:span text:style-name="T3">Why utilise treat proteins with SDS:</text:span></text:p>
        </text:list-item>
      </text:list>
      <text:list xml:id="list4001142527" text:style-name="WWNum11">
        <text:list-item>
          <text:p text:style-name="P13"><text:span text:style-name="T3">Mass, shape + charge of biomolecules determine how well they move through polyacrylamide </text:span></text:p>
        </text:list-item>
        <text:list-item>
          <text:p text:style-name="P13"><text:span text:style-name="T3">We try to separate variety of proteins of a variety of charge, shape and size -&gt; we want proteins to be linear + have identical charge </text:span></text:p>
        </text:list-item>
        <text:list-item>
          <text:p text:style-name="P13"><text:span text:style-name="T3">We utilise SDS to denature all proteins into primary structure -&gt; all proteins linear </text:span></text:p>
        </text:list-item>
        <text:list-item>
          <text:p text:style-name="P13"><text:span text:style-name="T3">All proteins linear with negative charge -&gt; basis of separation is size </text:span></text:p>
        </text:list-item>
      </text:list>
      <text:list xml:id="list3980674380" text:style-name="WWNum12">
        <text:list-item>
          <text:p text:style-name="P14"><text:span text:style-name="T3">To fully linearize the proteins we do the following:</text:span></text:p>
        </text:list-item>
      </text:list>
      <text:list xml:id="list3453864672" text:style-name="WWNum13">
        <text:list-item>
          <text:p text:style-name="P15"><text:span text:style-name="T3">Proteins boiled in SDS and beta-mercaptoethanol </text:span></text:p>
        </text:list-item>
        <text:list-item>
          <text:p text:style-name="P15"><text:span text:style-name="T3">SDS + boiling -&gt; fully disrupts secondary + tertiary structure -&gt; proteins reduced to primary structure </text:span></text:p>
        </text:list-item>
        <text:list-item>
          <text:p text:style-name="P15"><text:span text:style-name="T3">Mercaptoethanol reduces disulphide bonds -&gt; these are covalent + strong and part of secondary structure </text:span></text:p>
        </text:list-item>
      </text:list>
      <text:list xml:id="list122013403840812" text:continue-list="list3980674380" text:style-name="WWNum12">
        <text:list-item>
          <text:p text:style-name="P14"><text:span text:style-name="T3">All linear proteins = negatively charge -&gt; migrate to positive anode </text:span></text:p>
        </text:list-item>
        <text:list-item>
          <text:p text:style-name="P14"><text:span text:style-name="T3">Migration inversely proportional to linear size </text:span></text:p>
        </text:list-item>
        <text:list-item>
          <text:p text:style-name="P14"><text:span text:style-name="T3">Molecular weight with respect to size markers may now be utilised -&gt; migration dependant on size -&gt; no shape effects (fibrous/globular) </text:span></text:p>
        </text:list-item>
        <text:list-item>
          <text:p text:style-name="P14"><text:span text:style-name="T3">The negative charge per unit length of protein constant -&gt; migration solely dependant on protein size </text:span></text:p>
        </text:list-item>
      </text:list>
      <text:p text:style-name="Standard"><text:span text:style-name="T4">PAGE -&gt; polyacrylamide gel electrophoresis </text:span></text:p>
      <text:list xml:id="list717219919" text:style-name="WWNum14">
        <text:list-item>
          <text:p text:style-name="P16"><text:span text:style-name="T3">PAGE -&gt; preferred method for protein separation </text:span></text:p>
        </text:list-item>
        <text:list-item>
          <text:p text:style-name="P16"><text:span text:style-name="T3">Formation of PAGE = chemical reaction -&gt; once formed cannot be unformed </text:span></text:p>
        </text:list-item>
        <text:list-item>
          <text:p text:style-name="P16"><text:span text:style-name="T3">Agarose gel can be heated in microwave in presence of errors -&gt; PAGE needs to be re-prepared </text:span></text:p>
        </text:list-item>
        <text:list-item>
          <text:p text:style-name="P16"><text:span text:style-name="T3">Preparation of the polyacrylamide gel:</text:span></text:p>
        </text:list-item>
      </text:list>
      <text:list xml:id="list2100342458" text:style-name="WWNum15">
        <text:list-item>
          <text:p text:style-name="P17"><text:span text:style-name="T3">Polymerization of acrylamide requires the combination of acrylamide, ammonium persulphate and N,N,N’,N’-tetramethylenediamine (TEMED) </text:span></text:p>
        </text:list-item>
        <text:list-item>
          <text:p text:style-name="P17"><text:span text:style-name="T3">TEMED catalyses the conversion of persulphate ion to give the sulphate radical </text:span></text:p>
        </text:list-item>
        <text:list-item>
          <text:p text:style-name="P17"><text:span text:style-name="T3">S</text:span><text:span text:style-name="T5">2</text:span><text:span text:style-name="T3">O</text:span><text:span text:style-name="T5">8</text:span><text:span text:style-name="T6">2-</text:span><text:span text:style-name="T3"> + TEMED -&gt; </text:span><text:bookmark-start text:name="_Hlk511234336"/><text:span text:style-name="T3">SO</text:span><text:span text:style-name="T5">4</text:span><text:span text:style-name="T6">1- </text:span><text:bookmark-end text:name="_Hlk511234336"/><text:span text:style-name="T3">+ SO</text:span><text:span text:style-name="T5">4</text:span><text:span text:style-name="T6">2- </text:span></text:p>
        </text:list-item>
        <text:list-item>
          <text:p text:style-name="P17"><text:span text:style-name="T3">The sulphate anion with a negative 1 charge is the radical eliciting polymerization </text:span></text:p>
        </text:list-item>
        <text:list-item>
          <text:p text:style-name="P17"><text:span text:style-name="T3">The cross-linking of these acrylamide polymers occurs in the presence of N,N’-methylenebisacrylamide (bis-acrylamide) </text:span></text:p>
        </text:list-item>
        <text:list-item>
          <text:p text:style-name="P17"><text:span text:style-name="T3">Bis-acrylamide essentially polymerises with acrylamide forming cross-links between acrylamide chains</text:span></text:p>
        </text:list-item>
        <text:list-item>
          <text:p text:style-name="P17"><text:span text:style-name="T3">These cross links are the “pores” that biomolecules pass through </text:span></text:p>
        </text:list-item>
      </text:list>
      <text:list xml:id="list738552261" text:style-name="WWNum16">
        <text:list-item>
          <text:p text:style-name="P18"><text:span text:style-name="T3">Pore size in gels varies with varying acrylamide-bisacrylamide ratios </text:span></text:p>
        </text:list-item>
        <text:list-item>
          <text:p text:style-name="P18"><text:span text:style-name="T3">Polyacrylamide gel preparation -&gt; include all essential components previously discussed</text:span></text:p>
        </text:list-item>
      </text:list>
      <text:list xml:id="list522346945" text:style-name="WWNum17">
        <text:list-item>
          <text:p text:style-name="P19"><text:span text:style-name="T3">Acrylamide and bisacrylamide </text:span></text:p>
        </text:list-item>
        <text:list-item>
          <text:p text:style-name="P19"><text:span text:style-name="T3">1M tris-HCl solution of pH = 8.8 </text:span></text:p>
        </text:list-item>
        <text:list-item>
          <text:p text:style-name="P19"><text:span text:style-name="T3">Distilled water </text:span></text:p>
        </text:list-item>
        <text:list-item>
          <text:p text:style-name="P19"><text:span text:style-name="T3">10% SDS </text:span></text:p>
        </text:list-item>
        <text:list-item>
          <text:p text:style-name="P19"><text:span text:style-name="T3">10% Ammonium Persulphate </text:span></text:p>
        </text:list-item>
        <text:list-item>
          <text:p text:style-name="P19"><text:soft-page-break/><text:span text:style-name="T3">TEMED (added last) </text:span></text:p>
        </text:list-item>
      </text:list>
      <text:list xml:id="list182780106" text:style-name="WWNum18">
        <text:list-item>
          <text:p text:style-name="P20"><text:span text:style-name="T3">Mix the ingredients gently, in order of above -&gt; ensure no bubbles </text:span></text:p>
        </text:list-item>
        <text:list-item>
          <text:p text:style-name="P20"><text:span text:style-name="T3">Pour into glass plate carefully -&gt; ensure no bubbles </text:span></text:p>
        </text:list-item>
        <text:list-item>
          <text:p text:style-name="P20"><text:span text:style-name="T3">Overlay gel with isopropanol -&gt; ensures flat surface + ensures no contact with air </text:span></text:p>
        </text:list-item>
        <text:list-item>
          <text:p text:style-name="P20"><text:span text:style-name="T3">Wash off isopropanol with water after gel has set -&gt; +/- 15 minutes </text:span></text:p>
        </text:list-item>
      </text:list>
      <text:list xml:id="list3678219857" text:style-name="WWNum19">
        <text:list-item>
          <text:p text:style-name="P21"><text:span text:style-name="T3">Care with gel preparation:</text:span></text:p>
        </text:list-item>
      </text:list>
      <text:list xml:id="list3578234318" text:style-name="WWNum20">
        <text:list-item>
          <text:p text:style-name="P22"><text:span text:style-name="T3">TEMED added last since it elicits polymerization -&gt; elicits formation of persulphate radicals (SO</text:span><text:span text:style-name="T5">4</text:span><text:span text:style-name="T6">1-</text:span><text:span text:style-name="T3">)</text:span></text:p>
        </text:list-item>
        <text:list-item>
          <text:p text:style-name="P22"><text:span text:style-name="T3">Isopropanol addition essential -&gt; O</text:span><text:span text:style-name="T5">2</text:span><text:span text:style-name="T3"> reacts with free radical SO</text:span><text:span text:style-name="T5">4</text:span><text:span text:style-name="T6">1-</text:span><text:span text:style-name="T3"> therefore inhibiting polymerization </text:span></text:p>
        </text:list-item>
        <text:list-item>
          <text:p text:style-name="P22"><text:span text:style-name="T3">O</text:span><text:span text:style-name="T5">2</text:span><text:span text:style-name="T3"> may also oxidise protein products -&gt; products cannot be extracted for assessment </text:span></text:p>
        </text:list-item>
      </text:list>
      <text:p text:style-name="Standard"><text:span text:style-name="T4">Overall assessment of system components</text:span></text:p>
      <text:list xml:id="list122013905039780" text:continue-list="list3678219857" text:style-name="WWNum19">
        <text:list-item>
          <text:p text:style-name="P21"><text:span text:style-name="T3">DC power source, Tank, Glass tank, spacers, combs </text:span></text:p>
        </text:list-item>
        <text:list-item>
          <text:p text:style-name="P21"><text:span text:style-name="T3">Polyacrylamide gel </text:span></text:p>
        </text:list-item>
        <text:list-item>
          <text:p text:style-name="P21"><text:span text:style-name="T3">Buffer system with high buffer capacity </text:span></text:p>
        </text:list-item>
        <text:list-item>
          <text:p text:style-name="P21"><text:span text:style-name="T3">Biomolecules to be separated (Nucleic acids or proteins) </text:span></text:p>
        </text:list-item>
      </text:list>
      <text:p text:style-name="Standard"><text:span text:style-name="T4">Overall procedure to follow </text:span></text:p>
      <text:list xml:id="list2359168487" text:style-name="WWNum22">
        <text:list-item>
          <text:p text:style-name="P23"><text:span text:style-name="T3">Prepare polyacrylamide gel -&gt; in order as stated </text:span></text:p>
        </text:list-item>
        <text:list-item>
          <text:p text:style-name="P23"><text:span text:style-name="T3">Add diluted biomolecules to sample buffer (containing SDS and mercaptoethanol -&gt; functions discussed)</text:span></text:p>
        </text:list-item>
        <text:list-item>
          <text:p text:style-name="P23"><text:span text:style-name="T3">Heat to 95 for 4 minutes -&gt; left with negatively charged linear proteins </text:span></text:p>
        </text:list-item>
        <text:list-item>
          <text:p text:style-name="P23"><text:span text:style-name="T3">Load samples on polyacrylamide gel</text:span></text:p>
        </text:list-item>
        <text:list-item>
          <text:p text:style-name="P23"><text:span text:style-name="T3">Run @ 150V for 30-40 minutes</text:span></text:p>
        </text:list-item>
        <text:list-item>
          <text:p text:style-name="P23"><text:span text:style-name="T3">Stain </text:span></text:p>
        </text:list-item>
      </text:list>
      <text:p text:style-name="Standard"><text:span text:style-name="T2">Continuous and non-continuous buffer systems</text:span></text:p>
      <text:p text:style-name="Standard"><text:span text:style-name="T3"><text:s/></text:span><text:span text:style-name="T4">Continuous buffer system </text:span></text:p>
      <text:list xml:id="list122246642" text:style-name="WWNum23">
        <text:list-item>
          <text:p text:style-name="P24"><text:span text:style-name="T3">Consists of only a single separating gel </text:span></text:p>
        </text:list-item>
        <text:list-item>
          <text:p text:style-name="P24"><text:span text:style-name="T3">The gel is of consistent concentration -&gt; pore size consistent </text:span></text:p>
        </text:list-item>
        <text:list-item>
          <text:p text:style-name="P24"><text:span text:style-name="T3">Same buffer solution utilised in buffer reservoirs + gel </text:span></text:p>
        </text:list-item>
        <text:list-item>
          <text:p text:style-name="P24"><text:span text:style-name="T3">The pH in the buffer reservoir + gel is consistent </text:span></text:p>
        </text:list-item>
      </text:list>
      <text:p text:style-name="Standard"><text:span text:style-name="T4">Discontinuous buffer system </text:span></text:p>
      <text:list xml:id="list2021673957" text:style-name="WWNum24">
        <text:list-item>
          <text:p text:style-name="P25"><text:span text:style-name="T3">Non-restrictive stacking gel layered on top of the separating gel -&gt; contrast to continuous buffer system -&gt; gel consistent </text:span></text:p>
        </text:list-item>
        <text:list-item>
          <text:p text:style-name="P25"><text:span text:style-name="T3">Discontinuous systems also have different buffers in the buffer reservoirs and gel </text:span></text:p>
        </text:list-item>
        <text:list-item>
          <text:p text:style-name="P25"><text:span text:style-name="T3">Difference in buffers -&gt; buffer components and pH </text:span></text:p>
        </text:list-item>
        <text:list-item>
          <text:p text:style-name="P25"><text:span text:style-name="T3">The resolution obtainable in discontinuous buffer system -&gt; superior to continuous buffer system -&gt; continuous system easier to set up though </text:span></text:p>
        </text:list-item>
      </text:list>
      <text:p text:style-name="Standard"><text:span text:style-name="T4">Assessment of discontinuous buffer system functionality </text:span></text:p>
      <text:list xml:id="list2203951832" text:style-name="WWNum25">
        <text:list-item>
          <text:p text:style-name="P26"><text:span text:style-name="T3">Break discontinuous system into 4 parts:</text:span></text:p>
        </text:list-item>
      </text:list>
      <text:list xml:id="list2265388233" text:style-name="WWNum26">
        <text:list-item>
          <text:p text:style-name="P27"><text:span text:style-name="T3">Electrode buffer -&gt; Tris-Glycine (pH 8.3), biomolecule samples loaded into wells here</text:span></text:p>
        </text:list-item>
        <text:list-item>
          <text:p text:style-name="P27"><text:span text:style-name="T3">Stacking Gel Buffer -&gt; Tris-HCl (pH 6.8), non-restrictive large pore region </text:span></text:p>
        </text:list-item>
        <text:list-item>
          <text:p text:style-name="P27"><text:span text:style-name="T3">Running Gel Buffer -&gt; Tris-HCl (pH 8.8)</text:span></text:p>
        </text:list-item>
        <text:list-item>
          <text:p text:style-name="P27"><text:span text:style-name="T3">Electrode buffer -&gt; Tris-Glycine (pH 8.3)</text:span></text:p>
        </text:list-item>
      </text:list>
      <text:list xml:id="list122014920977834" text:continue-list="list2203951832" text:style-name="WWNum25">
        <text:list-item>
          <text:p text:style-name="P26"><text:span text:style-name="T3">Essential indirect interaction between glycine ions and chloride ions </text:span></text:p>
        </text:list-item>
        <text:list-item>
          <text:p text:style-name="P26"><text:span text:style-name="T3">Proteins concentrated into narrow zone allowing formation of sharp protein bands in the “running gel” region</text:span></text:p>
        </text:list-item>
        <text:list-item>
          <text:p text:style-name="P26"><text:span text:style-name="T3">Biomolecule sample loaded into wells -&gt; large pore stacking buffer allows easy movement of these biomolecules </text:span></text:p>
        </text:list-item>
        <text:list-item>
          <text:p text:style-name="P26"><text:span text:style-name="T3">Glycine ions move from pH 8.3 to pH 6.8 in stacking gel buffer behind biomolecules where they become zwitterions -&gt; exist as zwitterions along the length of the running gel </text:span></text:p>
        </text:list-item>
        <text:list-item>
          <text:p text:style-name="P26"><text:span text:style-name="T3">The loss of charge -&gt; glycine moves slowly in the electric filed </text:span></text:p>
        </text:list-item>
        <text:list-item>
          <text:p text:style-name="P26"><text:span text:style-name="T3">Chloride ions move slightly faster </text:span></text:p>
        </text:list-item>
        <text:list-item>
          <text:p text:style-name="P26"><text:span text:style-name="T3">Biomolecules (proteins) sandwiched between glycine + Cl- grouping proteins together -&gt; high protein density </text:span></text:p>
        </text:list-item>
        <text:list-item>
          <text:p text:style-name="P26"><text:soft-page-break/><text:span text:style-name="T3">As proteins get separated sharp bands form as they don’t diffuse around -&gt; sandwiched btw 2 ions fronts </text:span></text:p>
        </text:list-item>
      </text:list>
      <text:p text:style-name="Standard"><text:span text:style-name="T4">Components of continuous sample buffers</text:span></text:p>
      <text:list xml:id="list3027683914" text:style-name="WWNum27">
        <text:list-item>
          <text:p text:style-name="P28"><text:span text:style-name="T3">SDS -&gt; ensures proteins denatured with negative charge (SDS included in gel preparation too)</text:span></text:p>
        </text:list-item>
        <text:list-item>
          <text:p text:style-name="P28"><text:span text:style-name="T3">Mercaptoethanol -&gt; breaks disulphide bonds (included in previous system components too)</text:span></text:p>
        </text:list-item>
        <text:list-item>
          <text:p text:style-name="P28"><text:span text:style-name="T3">Tris -&gt; provides appropriate pH (vary with use of HCl)</text:span></text:p>
        </text:list-item>
        <text:list-item>
          <text:p text:style-name="P28"><text:span text:style-name="T3">Glycerol -&gt; ensure the samples sink into the well -&gt; weigh biomolecules down </text:span></text:p>
        </text:list-item>
        <text:list-item>
          <text:p text:style-name="P28"><text:span text:style-name="T3">Bromophenol Blue -&gt; not a stain, it’s a dye allowing for monitoring of electrophoretic progression </text:span></text:p>
        </text:list-item>
      </text:list>
      <text:p text:style-name="Standard"><text:span text:style-name="T3">NB: various loading dyes available -&gt; they all have same function of weighing the biomolecules down into the well </text:span></text:p>
      <text:p text:style-name="P2"/>
      <text:p text:style-name="P2"/>
      <text:p text:style-name="Standard"><text:span text:style-name="T2">Post-electrophoretic procedures</text:span></text:p>
      <text:p text:style-name="Standard"><text:span text:style-name="T4">Staining proteins in gels</text:span></text:p>
      <text:list xml:id="list1587192361" text:style-name="WWNum28">
        <text:list-item>
          <text:p text:style-name="P29"><text:span text:style-name="T3">Detect proteins based on differential binding of the stain by protein molecules and the gel matrix </text:span></text:p>
        </text:list-item>
        <text:list-item>
          <text:p text:style-name="P29"><text:span text:style-name="T3">Stains are non-specific -&gt; detecting proteins without regard to their individual identities </text:span></text:p>
        </text:list-item>
        <text:list-item>
          <text:p text:style-name="P29"><text:span text:style-name="T3">Background staining of the gel occurs -&gt; difficult to assess the bands of proteins </text:span></text:p>
        </text:list-item>
        <text:list-item>
          <text:p text:style-name="P29"><text:span text:style-name="T3">Destaining can be performed -&gt; removal of background colour </text:span></text:p>
        </text:list-item>
        <text:list-item>
          <text:p text:style-name="P29"><text:span text:style-name="T3">To destain -&gt; transfer gel to mixture of water + isopropanol + acetic acid and allow to stand for 48h</text:span></text:p>
        </text:list-item>
        <text:list-item>
          <text:p text:style-name="P29"><text:span text:style-name="T3">Increase destaining process by changing solution constantly </text:span></text:p>
        </text:list-item>
        <text:list-item>
          <text:p text:style-name="P29"><text:span text:style-name="T3">Coomassie blue -&gt; popular staining agent which is anionic (negatively charged) </text:span></text:p>
        </text:list-item>
        <text:list-item>
          <text:p text:style-name="P29"><text:span text:style-name="T3">Coomassie blue binds to proteins via:</text:span></text:p>
        </text:list-item>
      </text:list>
      <text:list xml:id="list1351779722" text:style-name="WWNum29">
        <text:list-item>
          <text:p text:style-name="P30"><text:span text:style-name="T3">Ionic interactions: negative dye sulfonic acid groups and positive protein amine groups </text:span></text:p>
        </text:list-item>
        <text:list-item>
          <text:p text:style-name="P30"><text:span text:style-name="T3">Interactions occur through Van der Waals forces too </text:span></text:p>
        </text:list-item>
      </text:list>
      <text:list xml:id="list3446428440" text:style-name="WWNum30">
        <text:list-item>
          <text:p text:style-name="P31"><text:span text:style-name="T3">Electrophoretic destaining can be performed with Coomassie blue </text:span></text:p>
        </text:list-item>
        <text:list-item>
          <text:p text:style-name="P31"><text:span text:style-name="T3">Important characteristics of useful stains:</text:span></text:p>
        </text:list-item>
      </text:list>
      <text:list xml:id="list1157213074" text:style-name="WWNum31">
        <text:list-item>
          <text:p text:style-name="P32"><text:span text:style-name="T3">Low background colouration -&gt; little electrostatic interaction with support medium </text:span></text:p>
        </text:list-item>
        <text:list-item>
          <text:p text:style-name="P32"><text:span text:style-name="T3">High sensitivity -&gt; detects low concentration of biomolecule</text:span></text:p>
        </text:list-item>
        <text:list-item>
          <text:p text:style-name="P32"><text:span text:style-name="T3">Large linear range </text:span></text:p>
        </text:list-item>
        <text:list-item>
          <text:p text:style-name="P32"><text:span text:style-name="T3">Ease of use </text:span></text:p>
        </text:list-item>
      </text:list>
      <text:p text:style-name="Standard"><text:span text:style-name="T4">Determining molecular weights of proteins by SDS-PAGE</text:span></text:p>
      <text:list xml:id="list2766037571" text:style-name="WWNum32">
        <text:list-item>
          <text:p text:style-name="P33"><text:span text:style-name="T3">Run gel with proteins of known molecular weights along with protein to be assessed </text:span></text:p>
        </text:list-item>
        <text:list-item>
          <text:p text:style-name="P33"><text:span text:style-name="T3">Linear relationship exists btw log(Mr) verses relative migration (RF value) </text:span></text:p>
        </text:list-item>
        <text:list-item>
          <text:p text:style-name="P33"><text:span text:style-name="T3">RF = ratio migrated of biomolecule to that migrated by the dye front (such as bromophenol blue) </text:span></text:p>
        </text:list-item>
        <text:list-item>
          <text:p text:style-name="P33"><text:span text:style-name="T3">2 (biomolecule) / 10 (dye front) = 1/5 </text:span></text:p>
        </text:list-item>
        <text:list-item>
          <text:p text:style-name="P33"><text:span text:style-name="T3">Standard curve plotted for standard proteins of known molecular weights </text:span></text:p>
        </text:list-item>
        <text:list-item>
          <text:p text:style-name="P33"><text:span text:style-name="T3">RF of polypeptide calculated in same way and interpolated off the graph to find log(Mr) -&gt; calculate Mr now </text:span></text:p>
        </text:list-item>
        <text:list-item>
          <text:p text:style-name="P33"><text:span text:style-name="T3">Appreciate that this applies only to SDS-PAGE -&gt; proteins linear -&gt; separation based on size -&gt; greater log(Mr) smaller RF</text:span></text:p>
        </text:list-item>
      </text:list>
      <text:p text:style-name="Standard"><text:span text:style-name="T4">Blotting</text:span></text:p>
      <text:list xml:id="list3138147019" text:style-name="WWNum33">
        <text:list-item>
          <text:p text:style-name="P34"><text:span text:style-name="T3">Blotting = transfer of separated biomolecules (nucleic acids/proteins) from gel to thin sheet -&gt; nitrocellulose membrane</text:span></text:p>
        </text:list-item>
        <text:list-item>
          <text:p text:style-name="P34"><text:span text:style-name="T3">Biomolecules bind to membrane + are immobilised </text:span></text:p>
        </text:list-item>
        <text:list-item>
          <text:p text:style-name="P34"><text:span text:style-name="T3">Blotting of proteins + nucleic acids can be done by electrophoretic transfer -&gt; referred to as western blotting </text:span></text:p>
        </text:list-item>
        <text:list-item>
          <text:p text:style-name="P34"><text:span text:style-name="T3">ADVANTAGE WESTERN BLOTTING: immobilised proteins on nitrocellulose surface readily accessible to detection reagents + staining and destaining</text:span></text:p>
        </text:list-item>
        <text:list-item>
          <text:p text:style-name="P34"><text:span text:style-name="T3">Labelled antibodies to detect proteins (immuneblotting) is possible </text:span></text:p>
        </text:list-item>
        <text:list-item>
          <text:p text:style-name="P34"><text:span text:style-name="T3">Transfer of nucleic acids can be done by electrophoresis (western blotting), southern blotting or by capillary </text:span></text:p>
        </text:list-item>
      </text:list>
      <text:p text:style-name="Standard"><text:span text:style-name="T4">Isoelectric point and isoelectric focusing </text:span></text:p>
      <text:list xml:id="list532881053" text:style-name="WWNum34">
        <text:list-item>
          <text:p text:style-name="P35"><text:soft-page-break/><text:span text:style-name="T3">Isoelectric point = pH at which protein exists as a zwitterion </text:span></text:p>
        </text:list-item>
        <text:list-item>
          <text:p text:style-name="P35"><text:span text:style-name="T3">pH above pI -&gt; protein negatively charged and migrates towards positive anode</text:span></text:p>
        </text:list-item>
        <text:list-item>
          <text:p text:style-name="P35"><text:span text:style-name="T3">pH below pI -&gt; proteins positively charged and migrates towards the negative cathode</text:span></text:p>
        </text:list-item>
        <text:list-item>
          <text:p text:style-name="P35"><text:span text:style-name="T3">Isoelectric focusing = proteins separated in a pH gradient according to their isoelectric points </text:span></text:p>
        </text:list-item>
        <text:list-item>
          <text:p text:style-name="P35"><text:span text:style-name="T3">Isoelectric focusing occurs in two stages: </text:span></text:p>
        </text:list-item>
      </text:list>
      <text:list xml:id="list3442940234" text:style-name="WWNum35">
        <text:list-item>
          <text:p text:style-name="P36"><text:span text:style-name="T3">The pH gradient is formed along the polyacrylamide gel </text:span></text:p>
        </text:list-item>
        <text:list-item>
          <text:p text:style-name="P36"><text:span text:style-name="T3">Proteins placed in the centre of the gel and migration begins towards anode or cathode -&gt; when reaching its pI in the pH gradient it becomes a zwitterion and stops migrating </text:span></text:p>
        </text:list-item>
      </text:list>
      <text:list xml:id="list3685932119" text:style-name="WWNum36">
        <text:list-item>
          <text:p text:style-name="P37"><text:span text:style-name="T3">This is a form of non-dissociating conditions -&gt; no SDS added -&gt; proteins migrate in their native form -&gt; migration based solely on initial charge + pI </text:span></text:p>
        </text:list-item>
        <text:list-item>
          <text:p text:style-name="P37"><text:span text:style-name="T3">Different proteins will have different pI hence isoelectric focusing is an appropriate separation mechanism </text:span></text:p>
        </text:list-item>
        <text:list-item>
          <text:p text:style-name="P37"><text:span text:style-name="T3">Iso = same </text:span></text:p>
        </text:list-item>
      </text:list>
      <text:p text:style-name="Standard"><text:span text:style-name="T2">Limitations of SDS-PAGE or Isoelectric focusing</text:span></text:p>
      <text:list xml:id="list3971752934" text:style-name="WWNum37">
        <text:list-item>
          <text:p text:style-name="P38"><text:span text:style-name="T3">20 – 30 proteins can be separated at a time </text:span></text:p>
        </text:list-item>
        <text:list-item>
          <text:p text:style-name="P38"><text:span text:style-name="T3">Possibility of some proteins having identical pI (isoelectric focusing) or size (SDS-PAGE)</text:span></text:p>
        </text:list-item>
        <text:list-item>
          <text:p text:style-name="P38"><text:span text:style-name="T3">Generally, proteins mixtures consist of 2000 – 3000 proteins </text:span></text:p>
        </text:list-item>
      </text:list>
      <text:p text:style-name="Standard"><text:span text:style-name="T4">Solutions to these limitations:</text:span></text:p>
      <text:list xml:id="list900626944" text:style-name="WWNum38">
        <text:list-item>
          <text:p text:style-name="P39"><text:span text:style-name="T3">Combination of SDS-PAGE and Isoelectric focusing (both 1D mechanisms) </text:span></text:p>
        </text:list-item>
        <text:list-item>
          <text:p text:style-name="P39"><text:span text:style-name="T3">The technique = 2D electrophoresis </text:span></text:p>
        </text:list-item>
        <text:list-item>
          <text:p text:style-name="P39"><text:span text:style-name="T3">O’Farrell 2D Gel System </text:span></text:p>
        </text:list-item>
      </text:list>
      <text:list xml:id="list700080129" text:style-name="WWNum39">
        <text:list-item>
          <text:p text:style-name="P40"><text:span text:style-name="T3">2D gel electrophoresis used to separate complex mixtures of proteins into more component mixtures of similar proteins </text:span></text:p>
        </text:list-item>
        <text:list-item>
          <text:p text:style-name="P40"><text:span text:style-name="T3">Analysis of 2D gels more complex than 1D gels -&gt; no bands -&gt; spots with (x;y) coordinates </text:span></text:p>
        </text:list-item>
        <text:list-item>
          <text:p text:style-name="P40"><text:span text:style-name="T3">Each dimension separates proteins on different properties:</text:span></text:p>
        </text:list-item>
      </text:list>
      <text:list xml:id="list946447863" text:style-name="WWNum40">
        <text:list-item>
          <text:p text:style-name="P41"><text:span text:style-name="T3">First dimension tube gel is electrofocused (IEF) -&gt; charge and pI is basis of separation </text:span></text:p>
        </text:list-item>
        <text:list-item>
          <text:p text:style-name="P41"><text:span text:style-name="T3">Second dimension is an SDS slab gel -&gt; size is the basis of separation</text:span></text:p>
        </text:list-item>
      </text:list>
      <text:p text:style-name="Standard"><text:span text:style-name="T2">In-depth western blot assessment</text:span></text:p>
      <text:list xml:id="list2440687132" text:style-name="WWNum44">
        <text:list-item>
          <text:p text:style-name="P42"><text:span text:style-name="T3">Western blotting = detection technique combining separation power of SDS and together with recognition specificity of antibodies </text:span></text:p>
        </text:list-item>
        <text:list-item>
          <text:p text:style-name="P42"><text:span text:style-name="T3">Antibodies can be obtained in two ways:</text:span></text:p>
        </text:list-item>
      </text:list>
      <text:list xml:id="list3349628890" text:style-name="WWNum45">
        <text:list-item>
          <text:p text:style-name="P43"><text:span text:style-name="T3">From animals immunised with the required antibodies </text:span></text:p>
        </text:list-item>
        <text:list-item>
          <text:p text:style-name="P43"><text:span text:style-name="T3">Purchased from a commercial source </text:span></text:p>
        </text:list-item>
      </text:list>
      <text:list xml:id="list891836102" text:style-name="WWNum46">
        <text:list-item>
          <text:p text:style-name="P44"><text:span text:style-name="T3">Western blotting then occurs in four major steps:</text:span></text:p>
        </text:list-item>
      </text:list>
      <text:list xml:id="list2596807358" text:style-name="WWNum47">
        <text:list-item>
          <text:p text:style-name="P45"><text:span text:style-name="T3">Separation of proteins using SDS page </text:span></text:p>
        </text:list-item>
        <text:list-item>
          <text:p text:style-name="P45"><text:span text:style-name="T3">Transfer of protein bands onto a nitrocellulose membrane -&gt; proteins immobilised here (blotting process) </text:span></text:p>
        </text:list-item>
        <text:list-item>
          <text:p text:style-name="P45"><text:span text:style-name="T3">Immune reaction -&gt; anti-body interaction with the protein </text:span></text:p>
        </text:list-item>
        <text:list-item>
          <text:p text:style-name="P45"><text:span text:style-name="T3">Visualization </text:span></text:p>
        </text:list-item>
      </text:list>
      <text:p text:style-name="Standard"><text:span text:style-name="T3">NB: refer to final page of electrophoresis notes for summary of functions</text:span><text:bookmark text:name="_GoBack"/></text:p>
      <text:p text:style-name="P46"/>
      <text:p text:style-name="P46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Z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</meta:initial-creator>
    <meta:editing-cycles>76</meta:editing-cycles>
    <meta:creation-date>2018-04-10T23:50:00</meta:creation-date>
    <dc:date>2018-05-14T12:20:10.511520825</dc:date>
    <meta:editing-duration>PT4H47M53S</meta:editing-duration>
    <meta:generator>LibreOffice/5.4.6.2$Linux_X86_64 LibreOffice_project/40m0$Build-2</meta:generator>
    <meta:document-statistic meta:table-count="0" meta:image-count="0" meta:object-count="0" meta:page-count="5" meta:paragraph-count="207" meta:word-count="2293" meta:character-count="14368" meta:non-whitespace-character-count="123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